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8.09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538.3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lticomp_OfavYII_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Nutrient treatment</text:p>
          </table:table-cell>
          <table:table-cell table:style-name="ce1" office:value-type="string" calcext:value-type="string">
            <text:p>Day</text:p>
          </table:table-cell>
          <table:table-cell office:value-type="string" calcext:value-type="string">
            <text:p>InitialCommunity</text:p>
          </table:table-cell>
          <table:table-cell table:style-name="ce1" office:value-type="string" calcext:value-type="string">
            <text:p>Em mean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Tukey Group</text:p>
          </table:table-cell>
          <table:table-cell table:style-name="ce1" office:value-type="string" calcext:value-type="string">
            <text:p>% change respect Ambient (same Day)</text:p>
          </table:table-cell>
          <table:table-cell table:style-name="ce1" office:value-type="string" calcext:value-type="string">
            <text:p>% change respect control (Day 76)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0.521028842600033" calcext:value-type="float">
            <text:p>0.52</text:p>
          </table:table-cell>
          <table:table-cell office:value-type="float" office:value="0.0126133234331674" calcext:value-type="float">
            <text:p>0.01</text:p>
          </table:table-cell>
          <table:table-cell office:value-type="float" office:value="14.9228752852594" calcext:value-type="float">
            <text:p>14.92</text:p>
          </table:table-cell>
          <table:table-cell office:value-type="float" office:value="0.494132073268411" calcext:value-type="float">
            <text:p>0.49</text:p>
          </table:table-cell>
          <table:table-cell office:value-type="float" office:value="0.547925611931655" calcext:value-type="float">
            <text:p>0.55</text:p>
          </table:table-cell>
          <table:table-cell office:value-type="string" calcext:value-type="string">
            <text:p><text:s text:c="80"/>z0zAzBzCzDzEzFzGzHzIzJzK</text:p>
          </table:table-cell>
          <table:table-cell table:style-name="ce4" office:value-type="string" calcext:value-type="string">
            <text:p>NA</text:p>
          </table:table-cell>
          <table:table-cell table:style-name="ce5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49490385800016" calcext:value-type="float">
            <text:p>0.45</text:p>
          </table:table-cell>
          <table:table-cell office:value-type="float" office:value="0.00896910026279406" calcext:value-type="float">
            <text:p>0.01</text:p>
          </table:table-cell>
          <table:table-cell office:value-type="float" office:value="8.30135182178655" calcext:value-type="float">
            <text:p>8.30</text:p>
          </table:table-cell>
          <table:table-cell office:value-type="float" office:value="0.428937567310486" calcext:value-type="float">
            <text:p>0.43</text:p>
          </table:table-cell>
          <table:table-cell office:value-type="float" office:value="0.470043204289547" calcext:value-type="float">
            <text:p>0.47</text:p>
          </table:table-cell>
          <table:table-cell office:value-type="string" calcext:value-type="string">
            <text:p><text:s text:c="11"/>AB <text:s text:c="5"/>IJ LMN PQR TUVW YZ <text:s/>cdefg i <text:s/>lmnopq <text:s text:c="4"/>w y <text:s text:c="41"/></text:p>
          </table:table-cell>
          <table:table-cell table:number-columns-repeated="2" table:style-name="ce5" office:value-type="string" calcext:value-type="string">
            <text:p>NA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0.529509611633369" calcext:value-type="float">
            <text:p>0.53</text:p>
          </table:table-cell>
          <table:table-cell office:value-type="float" office:value="0.013007706117067" calcext:value-type="float">
            <text:p>0.01</text:p>
          </table:table-cell>
          <table:table-cell office:value-type="float" office:value="15.6316470362738" calcext:value-type="float">
            <text:p>15.63</text:p>
          </table:table-cell>
          <table:table-cell office:value-type="float" office:value="0.501881601496403" calcext:value-type="float">
            <text:p>0.50</text:p>
          </table:table-cell>
          <table:table-cell office:value-type="float" office:value="0.557137621770335" calcext:value-type="float">
            <text:p>0.56</text:p>
          </table:table-cell>
          <table:table-cell office:value-type="string" calcext:value-type="string">
            <text:p><text:s text:c="96"/>zHzIzJzK</text:p>
          </table:table-cell>
          <table:table-cell table:style-name="ce5" table:formula="of:=([.D4]-[.D2])/[.D2]" office:value-type="percentage" office:value="0.0162769665322469" calcext:value-type="percentage">
            <text:p>1.6%</text:p>
          </table:table-cell>
          <table:table-cell table:style-name="ce5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57971154833353" calcext:value-type="float">
            <text:p>0.46</text:p>
          </table:table-cell>
          <table:table-cell office:value-type="float" office:value="0.00880004101343125" calcext:value-type="float">
            <text:p>0.01</text:p>
          </table:table-cell>
          <table:table-cell office:value-type="float" office:value="8.00956881837683" calcext:value-type="float">
            <text:p>8.01</text:p>
          </table:table-cell>
          <table:table-cell office:value-type="float" office:value="0.437682442985245" calcext:value-type="float">
            <text:p>0.44</text:p>
          </table:table-cell>
          <table:table-cell office:value-type="float" office:value="0.47825986668146" calcext:value-type="float">
            <text:p>0.48</text:p>
          </table:table-cell>
          <table:table-cell office:value-type="string" calcext:value-type="string">
            <text:p><text:s text:c="19"/>IJ LMN PQR TUVW YZabcdefghi klmnopqrs <text:s text:c="2"/>wxyz1 <text:s text:c="7"/>z6z7z8z9 <text:s text:c="23"/></text:p>
          </table:table-cell>
          <table:table-cell table:style-name="ce5" table:formula="of:=([.D5]-[.D3])/[.D3]" office:value-type="percentage" office:value="0.0188675204214717" calcext:value-type="percentage">
            <text:p>1.9%</text:p>
          </table:table-cell>
          <table:table-cell table:style-name="ce5" office:value-type="string" calcext:value-type="string">
            <text:p>NA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0.523278842600033" calcext:value-type="float">
            <text:p>0.52</text:p>
          </table:table-cell>
          <table:table-cell office:value-type="float" office:value="0.0126133234331674" calcext:value-type="float">
            <text:p>0.01</text:p>
          </table:table-cell>
          <table:table-cell office:value-type="float" office:value="14.9228752852613" calcext:value-type="float">
            <text:p>14.92</text:p>
          </table:table-cell>
          <table:table-cell office:value-type="float" office:value="0.496382073268412" calcext:value-type="float">
            <text:p>0.50</text:p>
          </table:table-cell>
          <table:table-cell office:value-type="float" office:value="0.550175611931655" calcext:value-type="float">
            <text:p>0.55</text:p>
          </table:table-cell>
          <table:table-cell office:value-type="string" calcext:value-type="string">
            <text:p><text:s text:c="84"/>zB <text:s text:c="3"/>zEzFzGzHzIzJzK</text:p>
          </table:table-cell>
          <table:table-cell table:style-name="ce5" table:formula="of:=([.D6]-[.D2])/[.D2]" office:value-type="percentage" office:value="0.00431837897643448" calcext:value-type="percentage">
            <text:p>0.4%</text:p>
          </table:table-cell>
          <table:table-cell table:style-name="ce5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51740385800017" calcext:value-type="float">
            <text:p>0.45</text:p>
          </table:table-cell>
          <table:table-cell office:value-type="float" office:value="0.00896910026279401" calcext:value-type="float">
            <text:p>0.01</text:p>
          </table:table-cell>
          <table:table-cell office:value-type="float" office:value="8.30135182178713" calcext:value-type="float">
            <text:p>8.30</text:p>
          </table:table-cell>
          <table:table-cell office:value-type="float" office:value="0.431187567310487" calcext:value-type="float">
            <text:p>0.43</text:p>
          </table:table-cell>
          <table:table-cell office:value-type="float" office:value="0.472293204289547" calcext:value-type="float">
            <text:p>0.47</text:p>
          </table:table-cell>
          <table:table-cell office:value-type="string" calcext:value-type="string">
            <text:p><text:s text:c="19"/>IJ LMN PQR TUVW YZ <text:s/>cdefg i <text:s/>lmnopq <text:s text:c="4"/>w y <text:s text:c="41"/></text:p>
          </table:table-cell>
          <table:table-cell table:style-name="ce6" table:formula="of:=([.D7]-[.D3])/[.D3]" office:value-type="percentage" office:value="0.00500566879978169" calcext:value-type="percentage">
            <text:p>0.5%</text:p>
          </table:table-cell>
          <table:table-cell table:style-name="ce5" office:value-type="string" calcext:value-type="string">
            <text:p>NA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float" office:value="0.518662764820082" calcext:value-type="float">
            <text:p>0.52</text:p>
          </table:table-cell>
          <table:table-cell office:value-type="float" office:value="0.0137246686608045" calcext:value-type="float">
            <text:p>0.01</text:p>
          </table:table-cell>
          <table:table-cell office:value-type="float" office:value="22.9513638121958" calcext:value-type="float">
            <text:p>22.95</text:p>
          </table:table-cell>
          <table:table-cell office:value-type="float" office:value="0.49026779503141" calcext:value-type="float">
            <text:p>0.49</text:p>
          </table:table-cell>
          <table:table-cell office:value-type="float" office:value="0.547057734608753" calcext:value-type="float">
            <text:p>0.55</text:p>
          </table:table-cell>
          <table:table-cell office:value-type="string" calcext:value-type="string">
            <text:p><text:s text:c="72"/>z6z7z8z9z0zAzBzCzDzEzFzGzHzIzJzK</text:p>
          </table:table-cell>
          <table:table-cell table:style-name="ce4" office:value-type="string" calcext:value-type="string">
            <text:p>NA</text:p>
          </table:table-cell>
          <table:table-cell table:style-name="ce4" table:formula="of:=([.D8]-[.D$2])/[.D$2]" office:value-type="percentage" office:value="-0.00454116468513305" calcext:value-type="percentage">
            <text:p>-0.5%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float" office:value="0.482672432219114" calcext:value-type="float">
            <text:p>0.48</text:p>
          </table:table-cell>
          <table:table-cell office:value-type="float" office:value="0.00991444466948906" calcext:value-type="float">
            <text:p>0.01</text:p>
          </table:table-cell>
          <table:table-cell office:value-type="float" office:value="12.5424211947609" calcext:value-type="float">
            <text:p>12.54</text:p>
          </table:table-cell>
          <table:table-cell office:value-type="float" office:value="0.46117387186854" calcext:value-type="float">
            <text:p>0.46</text:p>
          </table:table-cell>
          <table:table-cell office:value-type="float" office:value="0.504170992569688" calcext:value-type="float">
            <text:p>0.50</text:p>
          </table:table-cell>
          <table:table-cell office:value-type="string" calcext:value-type="string">
            <text:p><text:s text:c="27"/>QR <text:s text:c="2"/>V <text:s text:c="2"/>Zab <text:s text:c="2"/>f hijk m <text:s/>p rstuvwxyz1z2z3z4z5z6z7z8z9z0zAzBzCzDzEzFzGzHzIzJzK</text:p>
          </table:table-cell>
          <table:table-cell table:style-name="ce5" office:value-type="string" calcext:value-type="string">
            <text:p>NA</text:p>
          </table:table-cell>
          <table:table-cell table:style-name="ce5" table:formula="of:=([.D9]-[.D$3])/[.D$3]" office:value-type="percentage" office:value="0.0738214819879621" calcext:value-type="percentage">
            <text:p>7.4%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float" office:value="0.520182036670013" calcext:value-type="float">
            <text:p>0.52</text:p>
          </table:table-cell>
          <table:table-cell office:value-type="float" office:value="0.0143205564720129" calcext:value-type="float">
            <text:p>0.01</text:p>
          </table:table-cell>
          <table:table-cell office:value-type="float" office:value="24.6945353771328" calcext:value-type="float">
            <text:p>24.69</text:p>
          </table:table-cell>
          <table:table-cell office:value-type="float" office:value="0.490669788575125" calcext:value-type="float">
            <text:p>0.49</text:p>
          </table:table-cell>
          <table:table-cell office:value-type="float" office:value="0.549694284764902" calcext:value-type="float">
            <text:p>0.55</text:p>
          </table:table-cell>
          <table:table-cell office:value-type="string" calcext:value-type="string">
            <text:p><text:s text:c="76"/>z8z9z0zAzBzCzDzEzFzGzHzIzJzK</text:p>
          </table:table-cell>
          <table:table-cell table:style-name="ce5" table:formula="of:=([.D10]-[.D8])/[.D8]" office:value-type="percentage" office:value="0.00292920940730742" calcext:value-type="percentage">
            <text:p>0.3%</text:p>
          </table:table-cell>
          <table:table-cell table:style-name="ce5" table:formula="of:=([.D10]-[.D$4])/[.D$4]" office:value-type="percentage" office:value="-0.0176154969776345" calcext:value-type="percentage">
            <text:p>-1.8%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float" office:value="0.484191704069045" calcext:value-type="float">
            <text:p>0.48</text:p>
          </table:table-cell>
          <table:table-cell office:value-type="float" office:value="0.0096735961441981" calcext:value-type="float">
            <text:p>0.01</text:p>
          </table:table-cell>
          <table:table-cell office:value-type="float" office:value="11.9048914593887" calcext:value-type="float">
            <text:p>11.90</text:p>
          </table:table-cell>
          <table:table-cell office:value-type="float" office:value="0.463096058135582" calcext:value-type="float">
            <text:p>0.46</text:p>
          </table:table-cell>
          <table:table-cell office:value-type="float" office:value="0.505287350002509" calcext:value-type="float">
            <text:p>0.51</text:p>
          </table:table-cell>
          <table:table-cell office:value-type="string" calcext:value-type="string">
            <text:p><text:s text:c="32"/>V <text:s text:c="2"/>Zab <text:s text:c="2"/>f hijk m <text:s/>p rstuvwxyz1z2z3z4z5z6z7z8z9z0zAzBzCzDzEzFzGzHzIzJzK</text:p>
          </table:table-cell>
          <table:table-cell table:style-name="ce5" table:formula="of:=([.D11]-[.D9])/[.D9]" office:value-type="percentage" office:value="0.00314762507348113" calcext:value-type="percentage">
            <text:p>0.3%</text:p>
          </table:table-cell>
          <table:table-cell table:style-name="ce5" table:formula="of:=([.D11]-[.D$5])/[.D$5]" office:value-type="percentage" office:value="0.0572537133812132" calcext:value-type="percentage">
            <text:p>5.7%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float" office:value="0.529861927998223" calcext:value-type="float">
            <text:p>0.53</text:p>
          </table:table-cell>
          <table:table-cell office:value-type="float" office:value="0.0137246686608044" calcext:value-type="float">
            <text:p>0.01</text:p>
          </table:table-cell>
          <table:table-cell office:value-type="float" office:value="22.9513638121965" calcext:value-type="float">
            <text:p>22.95</text:p>
          </table:table-cell>
          <table:table-cell office:value-type="float" office:value="0.501466958209551" calcext:value-type="float">
            <text:p>0.50</text:p>
          </table:table-cell>
          <table:table-cell office:value-type="float" office:value="0.558256897786894" calcext:value-type="float">
            <text:p>0.56</text:p>
          </table:table-cell>
          <table:table-cell office:value-type="string" calcext:value-type="string">
            <text:p><text:s text:c="84"/>zB <text:s text:c="3"/>zEzFzGzHzIzJzK</text:p>
          </table:table-cell>
          <table:table-cell table:style-name="ce5" table:formula="of:=([.D12]-[.D8])/[.D8]" office:value-type="percentage" office:value="0.0215923793604616" calcext:value-type="percentage">
            <text:p>2.2%</text:p>
          </table:table-cell>
          <table:table-cell table:style-name="ce5" table:formula="of:=([.D12]-[.D$6])/[.D$6]" office:value-type="percentage" office:value="0.0125804539802918" calcext:value-type="percentage">
            <text:p>1.3%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float" office:value="0.493871595397255" calcext:value-type="float">
            <text:p>0.49</text:p>
          </table:table-cell>
          <table:table-cell office:value-type="float" office:value="0.00991444466948902" calcext:value-type="float">
            <text:p>0.01</text:p>
          </table:table-cell>
          <table:table-cell office:value-type="float" office:value="12.5424211947612" calcext:value-type="float">
            <text:p>12.54</text:p>
          </table:table-cell>
          <table:table-cell office:value-type="float" office:value="0.472373035046681" calcext:value-type="float">
            <text:p>0.47</text:p>
          </table:table-cell>
          <table:table-cell office:value-type="float" office:value="0.515370155747829" calcext:value-type="float">
            <text:p>0.52</text:p>
          </table:table-cell>
          <table:table-cell office:value-type="string" calcext:value-type="string">
            <text:p><text:s text:c="37"/>ab <text:s text:c="4"/>h jk <text:s text:c="5"/>rstuv x z1z2z3z4z5z6z7z8z9z0zAzBzCzDzEzFzGzHzIzJzK</text:p>
          </table:table-cell>
          <table:table-cell table:style-name="ce6" table:formula="of:=([.D13]-[.D9])/[.D9]" office:value-type="percentage" office:value="0.0232024089850175" calcext:value-type="percentage">
            <text:p>2.3%</text:p>
          </table:table-cell>
          <table:table-cell table:style-name="ce6" table:formula="of:=([.D13]-[.D$7])/[.D$7]" office:value-type="percentage" office:value="0.0932642086507831" calcext:value-type="percentage">
            <text:p>9.3%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office:value-type="float" office:value="0.492063381987188" calcext:value-type="float">
            <text:p>0.49</text:p>
          </table:table-cell>
          <table:table-cell office:value-type="float" office:value="0.0138650148764079" calcext:value-type="float">
            <text:p>0.01</text:p>
          </table:table-cell>
          <table:table-cell office:value-type="float" office:value="24.1267313879514" calcext:value-type="float">
            <text:p>24.13</text:p>
          </table:table-cell>
          <table:table-cell office:value-type="float" office:value="0.463455349990791" calcext:value-type="float">
            <text:p>0.46</text:p>
          </table:table-cell>
          <table:table-cell office:value-type="float" office:value="0.520671413983585" calcext:value-type="float">
            <text:p>0.52</text:p>
          </table:table-cell>
          <table:table-cell office:value-type="string" calcext:value-type="string">
            <text:p><text:s text:c="41"/>e g i k <text:s text:c="2"/>opq s uvwxyz1z2z3z4z5z6z7z8z9z0zAzBzCzDzEzFzGzHzIzJzK</text:p>
          </table:table-cell>
          <table:table-cell table:style-name="ce4" office:value-type="string" calcext:value-type="string">
            <text:p>NA</text:p>
          </table:table-cell>
          <table:table-cell table:style-name="ce4" table:formula="of:=([.D14]-[.D$2])/[.D$2]" office:value-type="percentage" office:value="-0.0555928160681122" calcext:value-type="percentage">
            <text:p>-5.6%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float" office:value="0.472122226496746" calcext:value-type="float">
            <text:p>0.47</text:p>
          </table:table-cell>
          <table:table-cell office:value-type="float" office:value="0.00993611832107368" calcext:value-type="float">
            <text:p>0.01</text:p>
          </table:table-cell>
          <table:table-cell office:value-type="float" office:value="12.6675389066268" calcext:value-type="float">
            <text:p>12.67</text:p>
          </table:table-cell>
          <table:table-cell office:value-type="float" office:value="0.450599138830394" calcext:value-type="float">
            <text:p>0.45</text:p>
          </table:table-cell>
          <table:table-cell office:value-type="float" office:value="0.493645314163097" calcext:value-type="float">
            <text:p>0.49</text:p>
          </table:table-cell>
          <table:table-cell office:value-type="string" calcext:value-type="string">
            <text:p><text:s text:c="23"/>M <text:s/>PQR <text:s/>UV <text:s/>YZabc ef hijklm op rstuvwxyz1z2z3 <text:s text:c="3"/>z6z7z8z9z0 <text:s/>zB <text:s/>zD <text:s/>zF <text:s/>zHzI <text:s text:c="3"/></text:p>
          </table:table-cell>
          <table:table-cell table:style-name="ce5" office:value-type="string" calcext:value-type="string">
            <text:p>NA</text:p>
          </table:table-cell>
          <table:table-cell table:style-name="ce5" table:formula="of:=([.D15]-[.D$3])/[.D$3]" office:value-type="percentage" office:value="0.0503499994920896" calcext:value-type="percentage">
            <text:p>5.0%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office:value-type="float" office:value="0.475514008585399" calcext:value-type="float">
            <text:p>0.48</text:p>
          </table:table-cell>
          <table:table-cell office:value-type="float" office:value="0.0148663265438121" calcext:value-type="float">
            <text:p>0.01</text:p>
          </table:table-cell>
          <table:table-cell office:value-type="float" office:value="29.2663764267854" calcext:value-type="float">
            <text:p>29.27</text:p>
          </table:table-cell>
          <table:table-cell office:value-type="float" office:value="0.44512097305397" calcext:value-type="float">
            <text:p>0.45</text:p>
          </table:table-cell>
          <table:table-cell office:value-type="float" office:value="0.505907044116828" calcext:value-type="float">
            <text:p>0.51</text:p>
          </table:table-cell>
          <table:table-cell office:value-type="string" calcext:value-type="string">
            <text:p><text:s text:c="29"/>STUVWXYZabcdefghijklmnopqrstuvwxyz1z2z3z4z5z6z7z8z9z0zAzBzCzDzEzFzG <text:s text:c="7"/></text:p>
          </table:table-cell>
          <table:table-cell table:style-name="ce5" table:formula="of:=([.D16]-[.D14])/[.D14]" office:value-type="percentage" office:value="-0.0336326050822044" calcext:value-type="percentage">
            <text:p>-3.4%</text:p>
          </table:table-cell>
          <table:table-cell table:style-name="ce5" table:formula="of:=([.D16]-[.D$4])/[.D$4]" office:value-type="percentage" office:value="-0.101972847823122" calcext:value-type="percentage">
            <text:p>-10.2%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float" office:value="0.455572853094956" calcext:value-type="float">
            <text:p>0.46</text:p>
          </table:table-cell>
          <table:table-cell office:value-type="float" office:value="0.00976891305299603" calcext:value-type="float">
            <text:p>0.01</text:p>
          </table:table-cell>
          <table:table-cell office:value-type="float" office:value="12.3528520993358" calcext:value-type="float">
            <text:p>12.35</text:p>
          </table:table-cell>
          <table:table-cell office:value-type="float" office:value="0.434355455857867" calcext:value-type="float">
            <text:p>0.43</text:p>
          </table:table-cell>
          <table:table-cell office:value-type="float" office:value="0.476790250332046" calcext:value-type="float">
            <text:p>0.48</text:p>
          </table:table-cell>
          <table:table-cell office:value-type="string" calcext:value-type="string">
            <text:p><text:s text:c="19"/>IJ LMN PQR TUVW YZabcdefghi klmnopqrs <text:s text:c="2"/>wxyz1 <text:s text:c="7"/>z6z7 <text:s text:c="27"/></text:p>
          </table:table-cell>
          <table:table-cell table:style-name="ce5" table:formula="of:=([.D17]-[.D15])/[.D15]" office:value-type="percentage" office:value="-0.035053154613351" calcext:value-type="percentage">
            <text:p>-3.5%</text:p>
          </table:table-cell>
          <table:table-cell table:style-name="ce5" table:formula="of:=([.D17]-[.D$5])/[.D$5]" office:value-type="percentage" office:value="-0.00523679649490086" calcext:value-type="percentage">
            <text:p>-0.5%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office:value-type="float" office:value="0.502450045165329" calcext:value-type="float">
            <text:p>0.50</text:p>
          </table:table-cell>
          <table:table-cell office:value-type="float" office:value="0.0138650148764078" calcext:value-type="float">
            <text:p>0.01</text:p>
          </table:table-cell>
          <table:table-cell office:value-type="float" office:value="24.1267313879521" calcext:value-type="float">
            <text:p>24.13</text:p>
          </table:table-cell>
          <table:table-cell office:value-type="float" office:value="0.473842013168932" calcext:value-type="float">
            <text:p>0.47</text:p>
          </table:table-cell>
          <table:table-cell office:value-type="float" office:value="0.531058077161725" calcext:value-type="float">
            <text:p>0.53</text:p>
          </table:table-cell>
          <table:table-cell office:value-type="string" calcext:value-type="string">
            <text:p><text:s text:c="59"/>wxyz1z2z3z4z5z6z7z8z9z0zAzBzCzDzEzFzGzHzIzJzK</text:p>
          </table:table-cell>
          <table:table-cell table:style-name="ce5" table:formula="of:=([.D18]-[.D14])/[.D14]" office:value-type="percentage" office:value="0.0211083847292083" calcext:value-type="percentage">
            <text:p>2.1%</text:p>
          </table:table-cell>
          <table:table-cell table:style-name="ce5" table:formula="of:=([.D18]-[.D$6])/[.D$6]" office:value-type="percentage" office:value="-0.0398043944051154" calcext:value-type="percentage">
            <text:p>-4.0%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float" office:value="0.482508889674886" calcext:value-type="float">
            <text:p>0.48</text:p>
          </table:table-cell>
          <table:table-cell office:value-type="float" office:value="0.00993611832107363" calcext:value-type="float">
            <text:p>0.01</text:p>
          </table:table-cell>
          <table:table-cell office:value-type="float" office:value="12.6675389066272" calcext:value-type="float">
            <text:p>12.67</text:p>
          </table:table-cell>
          <table:table-cell office:value-type="float" office:value="0.460985802008535" calcext:value-type="float">
            <text:p>0.46</text:p>
          </table:table-cell>
          <table:table-cell office:value-type="float" office:value="0.504031977341238" calcext:value-type="float">
            <text:p>0.50</text:p>
          </table:table-cell>
          <table:table-cell office:value-type="string" calcext:value-type="string">
            <text:p><text:s text:c="27"/>QR <text:s text:c="2"/>V <text:s text:c="2"/>Zab <text:s text:c="2"/>f hijk m <text:s/>p rstuvwxyz1z2z3z4z5z6z7z8z9z0zAzBzCzDzEzFzGzHzIzJzK</text:p>
          </table:table-cell>
          <table:table-cell table:style-name="ce6" table:formula="of:=([.D19]-[.D15])/[.D15]" office:value-type="percentage" office:value="0.0219999453429918" calcext:value-type="percentage">
            <text:p>2.2%</text:p>
          </table:table-cell>
          <table:table-cell table:style-name="ce6" table:formula="of:=([.D19]-[.D$7])/[.D$7]" office:value-type="percentage" office:value="0.0681110320043204" calcext:value-type="percentage">
            <text:p>6.8%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  <table:table-cell office:value-type="float" office:value="0.492025574403957" calcext:value-type="float">
            <text:p>0.49</text:p>
          </table:table-cell>
          <table:table-cell office:value-type="float" office:value="0.014565528299596" calcext:value-type="float">
            <text:p>0.01</text:p>
          </table:table-cell>
          <table:table-cell office:value-type="float" office:value="30.0975396214388" calcext:value-type="float">
            <text:p>30.10</text:p>
          </table:table-cell>
          <table:table-cell office:value-type="float" office:value="0.462282839144628" calcext:value-type="float">
            <text:p>0.46</text:p>
          </table:table-cell>
          <table:table-cell office:value-type="float" office:value="0.521768309663286" calcext:value-type="float">
            <text:p>0.52</text:p>
          </table:table-cell>
          <table:table-cell office:value-type="string" calcext:value-type="string">
            <text:p><text:s text:c="39"/>cdefghijklmnopqrstuvwxyz1z2z3z4z5z6z7z8z9z0zAzBzCzDzEzFzGzHzIzJzK</text:p>
          </table:table-cell>
          <table:table-cell table:style-name="ce4" office:value-type="string" calcext:value-type="string">
            <text:p>NA</text:p>
          </table:table-cell>
          <table:table-cell table:style-name="ce4" table:formula="of:=([.D20]-[.D$2])/[.D$2]" office:value-type="percentage" office:value="-0.0556653793892563" calcext:value-type="percentage">
            <text:p>-5.6%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float" office:value="0.517794752639987" calcext:value-type="float">
            <text:p>0.52</text:p>
          </table:table-cell>
          <table:table-cell office:value-type="float" office:value="0.0100264260232463" calcext:value-type="float">
            <text:p>0.01</text:p>
          </table:table-cell>
          <table:table-cell office:value-type="float" office:value="13.0902431014227" calcext:value-type="float">
            <text:p>13.09</text:p>
          </table:table-cell>
          <table:table-cell office:value-type="float" office:value="0.496149145948525" calcext:value-type="float">
            <text:p>0.50</text:p>
          </table:table-cell>
          <table:table-cell office:value-type="float" office:value="0.53944035933145" calcext:value-type="float">
            <text:p>0.54</text:p>
          </table:table-cell>
          <table:table-cell office:value-type="string" calcext:value-type="string">
            <text:p><text:s text:c="68"/>z4z5 <text:s text:c="9"/>zA <text:s/>zC <text:s/>zE <text:s/>zG <text:s text:c="3"/>zJzK</text:p>
          </table:table-cell>
          <table:table-cell table:style-name="ce5" office:value-type="string" calcext:value-type="string">
            <text:p>NA</text:p>
          </table:table-cell>
          <table:table-cell table:style-name="ce5" table:formula="of:=([.D21]-[.D$3])/[.D$3]" office:value-type="percentage" office:value="0.15195957243535" calcext:value-type="percentage">
            <text:p>15.2%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  <table:table-cell office:value-type="float" office:value="0.469568944393415" calcext:value-type="float">
            <text:p>0.47</text:p>
          </table:table-cell>
          <table:table-cell office:value-type="float" office:value="0.0151595169105004" calcext:value-type="float">
            <text:p>0.02</text:p>
          </table:table-cell>
          <table:table-cell office:value-type="float" office:value="34.1605568354439" calcext:value-type="float">
            <text:p>34.16</text:p>
          </table:table-cell>
          <table:table-cell office:value-type="float" office:value="0.438766432033652" calcext:value-type="float">
            <text:p>0.44</text:p>
          </table:table-cell>
          <table:table-cell office:value-type="float" office:value="0.500371456753178" calcext:value-type="float">
            <text:p>0.50</text:p>
          </table:table-cell>
          <table:table-cell office:value-type="string" calcext:value-type="string">
            <text:p><text:s text:c="21"/>KLMNOPQRSTUVWXYZabcdefghijklmnopqrstuvwxyz1z2z3z4z5z6z7z8z9z0zAzBzCzDzEzFzG <text:s text:c="7"/></text:p>
          </table:table-cell>
          <table:table-cell table:style-name="ce5" table:formula="of:=([.D22]-[.D20])/[.D20]" office:value-type="percentage" office:value="-0.0456411844805957" calcext:value-type="percentage">
            <text:p>-4.6%</text:p>
          </table:table-cell>
          <table:table-cell table:style-name="ce5" table:formula="of:=([.D22]-[.D$4])/[.D$4]" office:value-type="percentage" office:value="-0.113200338432113" calcext:value-type="percentage">
            <text:p>-11.3%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float" office:value="0.495338122629445" calcext:value-type="float">
            <text:p>0.50</text:p>
          </table:table-cell>
          <table:table-cell office:value-type="float" office:value="0.0100424421071606" calcext:value-type="float">
            <text:p>0.01</text:p>
          </table:table-cell>
          <table:table-cell office:value-type="float" office:value="13.4073238812463" calcext:value-type="float">
            <text:p>13.41</text:p>
          </table:table-cell>
          <table:table-cell office:value-type="float" office:value="0.473709557036198" calcext:value-type="float">
            <text:p>0.47</text:p>
          </table:table-cell>
          <table:table-cell office:value-type="float" office:value="0.516966688222693" calcext:value-type="float">
            <text:p>0.52</text:p>
          </table:table-cell>
          <table:table-cell office:value-type="string" calcext:value-type="string">
            <text:p><text:s text:c="46"/>j <text:s text:c="8"/>tuv <text:s text:c="4"/>z2z3z4z5 <text:s text:c="7"/>z0zAzBzCzDzEzFzGzHzIzJzK</text:p>
          </table:table-cell>
          <table:table-cell table:style-name="ce5" table:formula="of:=([.D23]-[.D21])/[.D21]" office:value-type="percentage" office:value="-0.0433697520031759" calcext:value-type="percentage">
            <text:p>-4.3%</text:p>
          </table:table-cell>
          <table:table-cell table:style-name="ce5" table:formula="of:=([.D23]-[.D$5])/[.D$5]" office:value-type="percentage" office:value="0.0815924046781705" calcext:value-type="percentage">
            <text:p>8.2%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  <table:table-cell office:value-type="float" office:value="0.470326341263616" calcext:value-type="float">
            <text:p>0.47</text:p>
          </table:table-cell>
          <table:table-cell office:value-type="float" office:value="0.0145655282995959" calcext:value-type="float">
            <text:p>0.01</text:p>
          </table:table-cell>
          <table:table-cell office:value-type="float" office:value="30.0975396214396" calcext:value-type="float">
            <text:p>30.10</text:p>
          </table:table-cell>
          <table:table-cell office:value-type="float" office:value="0.440583606004287" calcext:value-type="float">
            <text:p>0.44</text:p>
          </table:table-cell>
          <table:table-cell office:value-type="float" office:value="0.500069076522946" calcext:value-type="float">
            <text:p>0.50</text:p>
          </table:table-cell>
          <table:table-cell office:value-type="string" calcext:value-type="string">
            <text:p><text:s text:c="21"/>KLMNOPQRSTUVWXYZabcdefghijklmnopqrstuvwxyz1z2z3z4z5z6z7z8z9z0zA <text:s/>zCzD <text:s text:c="13"/></text:p>
          </table:table-cell>
          <table:table-cell table:style-name="ce5" table:formula="of:=([.D24]-[.D20])/[.D20]" office:value-type="percentage" office:value="-0.044101839963558" calcext:value-type="percentage">
            <text:p>-4.4%</text:p>
          </table:table-cell>
          <table:table-cell table:style-name="ce5" table:formula="of:=([.D24]-[.D$6])/[.D$6]" office:value-type="percentage" office:value="-0.101193660101582" calcext:value-type="percentage">
            <text:p>-10.1%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float" office:value="0.496095519499647" calcext:value-type="float">
            <text:p>0.50</text:p>
          </table:table-cell>
          <table:table-cell office:value-type="float" office:value="0.0100264260232462" calcext:value-type="float">
            <text:p>0.01</text:p>
          </table:table-cell>
          <table:table-cell office:value-type="float" office:value="13.0902431014231" calcext:value-type="float">
            <text:p>13.09</text:p>
          </table:table-cell>
          <table:table-cell office:value-type="float" office:value="0.474449912808185" calcext:value-type="float">
            <text:p>0.47</text:p>
          </table:table-cell>
          <table:table-cell office:value-type="float" office:value="0.517741126191109" calcext:value-type="float">
            <text:p>0.52</text:p>
          </table:table-cell>
          <table:table-cell office:value-type="string" calcext:value-type="string">
            <text:p><text:s text:c="44"/>h jk <text:s text:c="5"/>rstuv x z1z2z3z4z5z6z7z8z9z0zAzBzCzDzEzFzGzHzIzJzK</text:p>
          </table:table-cell>
          <table:table-cell table:style-name="ce6" table:formula="of:=([.D25]-[.D21])/[.D21]" office:value-type="percentage" office:value="-0.041907016302707" calcext:value-type="percentage">
            <text:p>-4.2%</text:p>
          </table:table-cell>
          <table:table-cell table:style-name="ce6" table:formula="of:=([.D25]-[.D$7])/[.D$7]" office:value-type="percentage" office:value="0.0981872223380661" calcext:value-type="percentage">
            <text:p>9.8%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</text:p>
          </table:table-cell>
          <table:table-cell office:value-type="float" office:value="0.432490689796858" calcext:value-type="float">
            <text:p>0.43</text:p>
          </table:table-cell>
          <table:table-cell office:value-type="float" office:value="0.0153198072868058" calcext:value-type="float">
            <text:p>0.02</text:p>
          </table:table-cell>
          <table:table-cell office:value-type="float" office:value="36.0999257534878" calcext:value-type="float">
            <text:p>36.10</text:p>
          </table:table-cell>
          <table:table-cell office:value-type="float" office:value="0.401423666491015" calcext:value-type="float">
            <text:p>0.40</text:p>
          </table:table-cell>
          <table:table-cell office:value-type="float" office:value="0.4635577131027" calcext:value-type="float">
            <text:p>0.46</text:p>
          </table:table-cell>
          <table:table-cell office:value-type="string" calcext:value-type="string">
            <text:p><text:s text:c="4"/>456 890ABCDEFGHIJKLMNOPQRSTUVWXYZabcd f h j lmn <text:s text:c="2"/>r t <text:s text:c="46"/></text:p>
          </table:table-cell>
          <table:table-cell table:style-name="ce4" office:value-type="string" calcext:value-type="string">
            <text:p>NA</text:p>
          </table:table-cell>
          <table:table-cell table:style-name="ce4" table:formula="of:=([.D26]-[.D$2])/[.D$2]" office:value-type="percentage" office:value="-0.16992946563448" calcext:value-type="percentage">
            <text:p>-17.0%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float" office:value="0.429761807125096" calcext:value-type="float">
            <text:p>0.43</text:p>
          </table:table-cell>
          <table:table-cell office:value-type="float" office:value="0.0100984547320671" calcext:value-type="float">
            <text:p>0.01</text:p>
          </table:table-cell>
          <table:table-cell office:value-type="float" office:value="13.430015804428" calcext:value-type="float">
            <text:p>13.43</text:p>
          </table:table-cell>
          <table:table-cell office:value-type="float" office:value="0.408016218398786" calcext:value-type="float">
            <text:p>0.41</text:p>
          </table:table-cell>
          <table:table-cell office:value-type="float" office:value="0.451507395851406" calcext:value-type="float">
            <text:p>0.45</text:p>
          </table:table-cell>
          <table:table-cell office:value-type="string" calcext:value-type="string">
            <text:p><text:s text:c="5"/>56 <text:s/>90ABC EFG IJKL NO <text:s text:c="2"/>ST <text:s/>WX <text:s text:c="4"/>d <text:s/>g <text:s text:c="5"/>n <text:s/>q <text:s text:c="49"/></text:p>
          </table:table-cell>
          <table:table-cell table:style-name="ce5" office:value-type="string" calcext:value-type="string">
            <text:p>NA</text:p>
          </table:table-cell>
          <table:table-cell table:style-name="ce5" table:formula="of:=([.D27]-[.D$3])/[.D$3]" office:value-type="percentage" office:value="-0.0438909914386856" calcext:value-type="percentage">
            <text:p>-4.4%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</text:p>
          </table:table-cell>
          <table:table-cell office:value-type="float" office:value="0.434690773933791" calcext:value-type="float">
            <text:p>0.43</text:p>
          </table:table-cell>
          <table:table-cell office:value-type="float" office:value="0.0168776923434538" calcext:value-type="float">
            <text:p>0.02</text:p>
          </table:table-cell>
          <table:table-cell office:value-type="float" office:value="45.2942976602285" calcext:value-type="float">
            <text:p>45.29</text:p>
          </table:table-cell>
          <table:table-cell office:value-type="float" office:value="0.400703451702296" calcext:value-type="float">
            <text:p>0.40</text:p>
          </table:table-cell>
          <table:table-cell office:value-type="float" office:value="0.468678096165287" calcext:value-type="float">
            <text:p>0.47</text:p>
          </table:table-cell>
          <table:table-cell office:value-type="string" calcext:value-type="string">
            <text:p><text:s text:c="4"/>456 890ABCDEFGHIJKLMNOPQRSTUVWXYZabcdefghijklmnopqrstuv <text:s text:c="44"/></text:p>
          </table:table-cell>
          <table:table-cell table:style-name="ce5" table:formula="of:=([.D28]-[.D26])/[.D26]" office:value-type="percentage" office:value="0.00508700924398256" calcext:value-type="percentage">
            <text:p>0.5%</text:p>
          </table:table-cell>
          <table:table-cell table:style-name="ce5" table:formula="of:=([.D28]-[.D$4])/[.D$4]" office:value-type="percentage" office:value="-0.179069153073713" calcext:value-type="percentage">
            <text:p>-17.9%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float" office:value="0.431961891262029" calcext:value-type="float">
            <text:p>0.43</text:p>
          </table:table-cell>
          <table:table-cell office:value-type="float" office:value="0.00983876759381665" calcext:value-type="float">
            <text:p>0.01</text:p>
          </table:table-cell>
          <table:table-cell office:value-type="float" office:value="12.9836670346324" calcext:value-type="float">
            <text:p>12.98</text:p>
          </table:table-cell>
          <table:table-cell office:value-type="float" office:value="0.410703807769561" calcext:value-type="float">
            <text:p>0.41</text:p>
          </table:table-cell>
          <table:table-cell office:value-type="float" office:value="0.453219974754497" calcext:value-type="float">
            <text:p>0.45</text:p>
          </table:table-cell>
          <table:table-cell office:value-type="string" calcext:value-type="string">
            <text:p><text:s text:c="6"/>6 <text:s text:c="2"/>0AB <text:s/>E G IJKLMNOP <text:s/>STU WXY <text:s text:c="2"/>cde g <text:s text:c="3"/>l no q <text:s text:c="49"/></text:p>
          </table:table-cell>
          <table:table-cell table:style-name="ce5" table:formula="of:=([.D29]-[.D27])/[.D27]" office:value-type="percentage" office:value="0.00511931051214285" calcext:value-type="percentage">
            <text:p>0.5%</text:p>
          </table:table-cell>
          <table:table-cell table:style-name="ce5" table:formula="of:=([.D29]-[.D$5])/[.D$5]" office:value-type="percentage" office:value="-0.0567923619136849" calcext:value-type="percentage">
            <text:p>-5.7%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</text:p>
          </table:table-cell>
          <table:table-cell office:value-type="float" office:value="0.448081236710786" calcext:value-type="float">
            <text:p>0.45</text:p>
          </table:table-cell>
          <table:table-cell office:value-type="float" office:value="0.0158410326958998" calcext:value-type="float">
            <text:p>0.02</text:p>
          </table:table-cell>
          <table:table-cell office:value-type="float" office:value="41.4857864270564" calcext:value-type="float">
            <text:p>41.49</text:p>
          </table:table-cell>
          <table:table-cell office:value-type="float" office:value="0.4161009949679" calcext:value-type="float">
            <text:p>0.42</text:p>
          </table:table-cell>
          <table:table-cell office:value-type="float" office:value="0.480061478453671" calcext:value-type="float">
            <text:p>0.48</text:p>
          </table:table-cell>
          <table:table-cell office:value-type="string" calcext:value-type="string">
            <text:p><text:s text:c="13"/>CDEFGHIJKLMNOPQRSTUVWXYZabcdefghijklmnopqrstuvwxyz1z2z3z4z5 <text:s text:c="31"/></text:p>
          </table:table-cell>
          <table:table-cell table:style-name="ce5" table:formula="of:=([.D30]-[.D26])/[.D26]" office:value-type="percentage" office:value="0.0360482833081354" calcext:value-type="percentage">
            <text:p>3.6%</text:p>
          </table:table-cell>
          <table:table-cell table:style-name="ce5" table:formula="of:=([.D30]-[.D$6])/[.D$6]" office:value-type="percentage" office:value="-0.143704655658559" calcext:value-type="percentage">
            <text:p>-14.4%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float" office:value="0.445352354039024" calcext:value-type="float">
            <text:p>0.45</text:p>
          </table:table-cell>
          <table:table-cell office:value-type="float" office:value="0.0101410625141175" calcext:value-type="float">
            <text:p>0.01</text:p>
          </table:table-cell>
          <table:table-cell office:value-type="float" office:value="13.6038114144719" calcext:value-type="float">
            <text:p>13.60</text:p>
          </table:table-cell>
          <table:table-cell office:value-type="float" office:value="0.423542360214566" calcext:value-type="float">
            <text:p>0.42</text:p>
          </table:table-cell>
          <table:table-cell office:value-type="float" office:value="0.467162347863481" calcext:value-type="float">
            <text:p>0.47</text:p>
          </table:table-cell>
          <table:table-cell office:value-type="string" calcext:value-type="string">
            <text:p><text:s text:c="6"/>6 <text:s text:c="2"/>0AB <text:s/>E G IJKLMNOPQRSTUVWXYZ <text:s/>cdefg i <text:s/>lmnopq <text:s text:c="4"/>w y <text:s text:c="41"/></text:p>
          </table:table-cell>
          <table:table-cell table:style-name="ce6" table:formula="of:=([.D31]-[.D27])/[.D27]" office:value-type="percentage" office:value="0.0362771811162592" calcext:value-type="percentage">
            <text:p>3.6%</text:p>
          </table:table-cell>
          <table:table-cell table:style-name="ce6" table:formula="of:=([.D31]-[.D$7])/[.D$7]" office:value-type="percentage" office:value="-0.014140935727232" calcext:value-type="percentage">
            <text:p>-1.4%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</text:p>
          </table:table-cell>
          <table:table-cell office:value-type="float" office:value="0.423794486595997" calcext:value-type="float">
            <text:p>0.42</text:p>
          </table:table-cell>
          <table:table-cell office:value-type="float" office:value="0.0184970748736076" calcext:value-type="float">
            <text:p>0.02</text:p>
          </table:table-cell>
          <table:table-cell office:value-type="float" office:value="68.1414161307441" calcext:value-type="float">
            <text:p>68.14</text:p>
          </table:table-cell>
          <table:table-cell office:value-type="float" office:value="0.386885535326691" calcext:value-type="float">
            <text:p>0.39</text:p>
          </table:table-cell>
          <table:table-cell office:value-type="float" office:value="0.460703437865302" calcext:value-type="float">
            <text:p>0.46</text:p>
          </table:table-cell>
          <table:table-cell office:value-type="string" calcext:value-type="string">
            <text:p><text:s text:c="3"/>34567890ABCDEFGHIJKLMNOPQRSTUVWXYZabcdefghijklmnopqrstuv <text:s text:c="44"/></text:p>
          </table:table-cell>
          <table:table-cell table:style-name="ce4" office:value-type="string" calcext:value-type="string">
            <text:p>NA</text:p>
          </table:table-cell>
          <table:table-cell table:style-name="ce4" table:formula="of:=([.D32]-[.D$2])/[.D$2]" office:value-type="percentage" office:value="-0.186619910557769" calcext:value-type="percentage">
            <text:p>-18.7%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float" office:value="0.430269191258645" calcext:value-type="float">
            <text:p>0.43</text:p>
          </table:table-cell>
          <table:table-cell office:value-type="float" office:value="0.0104336721310963" calcext:value-type="float">
            <text:p>0.01</text:p>
          </table:table-cell>
          <table:table-cell office:value-type="float" office:value="15.1126088176539" calcext:value-type="float">
            <text:p>15.11</text:p>
          </table:table-cell>
          <table:table-cell office:value-type="float" office:value="0.408044769572484" calcext:value-type="float">
            <text:p>0.41</text:p>
          </table:table-cell>
          <table:table-cell office:value-type="float" office:value="0.452493612944806" calcext:value-type="float">
            <text:p>0.45</text:p>
          </table:table-cell>
          <table:table-cell office:value-type="string" calcext:value-type="string">
            <text:p><text:s text:c="5"/>56 <text:s/>90ABC EFG IJKL NO <text:s text:c="2"/>ST <text:s/>WX <text:s text:c="4"/>d <text:s/>g <text:s text:c="5"/>n <text:s/>q <text:s text:c="49"/></text:p>
          </table:table-cell>
          <table:table-cell table:style-name="ce5" office:value-type="string" calcext:value-type="string">
            <text:p>NA</text:p>
          </table:table-cell>
          <table:table-cell table:style-name="ce5" table:formula="of:=([.D33]-[.D$3])/[.D$3]" office:value-type="percentage" office:value="-0.0427621928045481" calcext:value-type="percentage">
            <text:p>-4.3%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</text:p>
          </table:table-cell>
          <table:table-cell office:value-type="float" office:value="0.397182106790221" calcext:value-type="float">
            <text:p>0.40</text:p>
          </table:table-cell>
          <table:table-cell office:value-type="float" office:value="0.0220042908639397" calcext:value-type="float">
            <text:p>0.02</text:p>
          </table:table-cell>
          <table:table-cell office:value-type="float" office:value="96.1808997030788" calcext:value-type="float">
            <text:p>96.18</text:p>
          </table:table-cell>
          <table:table-cell office:value-type="float" office:value="0.353504983029315" calcext:value-type="float">
            <text:p>0.35</text:p>
          </table:table-cell>
          <table:table-cell office:value-type="float" office:value="0.440859230551127" calcext:value-type="float">
            <text:p>0.44</text:p>
          </table:table-cell>
          <table:table-cell office:value-type="string" calcext:value-type="string">
            <text:p><text:s/>1234567890ABCDEFGHIJKLMNOPQRSTUVWXYZab <text:s text:c="64"/></text:p>
          </table:table-cell>
          <table:table-cell table:style-name="ce5" table:formula="of:=([.D34]-[.D32])/[.D32]" office:value-type="percentage" office:value="-0.0627954837721747" calcext:value-type="percentage">
            <text:p>-6.3%</text:p>
          </table:table-cell>
          <table:table-cell table:style-name="ce5" table:formula="of:=([.D34]-[.D$4])/[.D$4]" office:value-type="percentage" office:value="-0.249905765515681" calcext:value-type="percentage">
            <text:p>-25.0%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float" office:value="0.403656811452869" calcext:value-type="float">
            <text:p>0.40</text:p>
          </table:table-cell>
          <table:table-cell office:value-type="float" office:value="0.00971720775974495" calcext:value-type="float">
            <text:p>0.01</text:p>
          </table:table-cell>
          <table:table-cell office:value-type="float" office:value="12.7796013536906" calcext:value-type="float">
            <text:p>12.78</text:p>
          </table:table-cell>
          <table:table-cell office:value-type="float" office:value="0.382627198087831" calcext:value-type="float">
            <text:p>0.38</text:p>
          </table:table-cell>
          <table:table-cell office:value-type="float" office:value="0.424686424817908" calcext:value-type="float">
            <text:p>0.42</text:p>
          </table:table-cell>
          <table:table-cell office:value-type="string" calcext:value-type="string">
            <text:p><text:s text:c="4"/>456 890 <text:s/>CDEFGH <text:s text:c="84"/></text:p>
          </table:table-cell>
          <table:table-cell table:style-name="ce5" table:formula="of:=([.D35]-[.D33])/[.D33]" office:value-type="percentage" office:value="-0.0618505353077411" calcext:value-type="percentage">
            <text:p>-6.2%</text:p>
          </table:table-cell>
          <table:table-cell table:style-name="ce5" table:formula="of:=([.D35]-[.D$5])/[.D$5]" office:value-type="percentage" office:value="-0.118597738759874" calcext:value-type="percentage">
            <text:p>-11.9%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</text:p>
          </table:table-cell>
          <table:table-cell office:value-type="float" office:value="0.419157942982836" calcext:value-type="float">
            <text:p>0.42</text:p>
          </table:table-cell>
          <table:table-cell office:value-type="float" office:value="0.0215821251846733" calcext:value-type="float">
            <text:p>0.02</text:p>
          </table:table-cell>
          <table:table-cell office:value-type="float" office:value="113.878202504786" calcext:value-type="float">
            <text:p>113.88</text:p>
          </table:table-cell>
          <table:table-cell office:value-type="float" office:value="0.376403428722814" calcext:value-type="float">
            <text:p>0.38</text:p>
          </table:table-cell>
          <table:table-cell office:value-type="float" office:value="0.461912457242859" calcext:value-type="float">
            <text:p>0.46</text:p>
          </table:table-cell>
          <table:table-cell office:value-type="string" calcext:value-type="string">
            <text:p><text:s/>1234567890ABCDEFGHIJKLMNOPQRSTUVWXYZabcdefghijklmnopqrstuvwxyz1z2z3 <text:s text:c="35"/></text:p>
          </table:table-cell>
          <table:table-cell table:style-name="ce5" table:formula="of:=([.D36]-[.D32])/[.D32]" office:value-type="percentage" office:value="-0.0109405472695095" calcext:value-type="percentage">
            <text:p>-1.1%</text:p>
          </table:table-cell>
          <table:table-cell table:style-name="ce5" table:formula="of:=([.D36]-[.D$6])/[.D$6]" office:value-type="percentage" office:value="-0.198977851081936" calcext:value-type="percentage">
            <text:p>-19.9%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float" office:value="0.425632647645485" calcext:value-type="float">
            <text:p>0.43</text:p>
          </table:table-cell>
          <table:table-cell office:value-type="float" office:value="0.0106902920362798" calcext:value-type="float">
            <text:p>0.01</text:p>
          </table:table-cell>
          <table:table-cell office:value-type="float" office:value="16.6319368589084" calcext:value-type="float">
            <text:p>16.63</text:p>
          </table:table-cell>
          <table:table-cell office:value-type="float" office:value="0.403040021154445" calcext:value-type="float">
            <text:p>0.40</text:p>
          </table:table-cell>
          <table:table-cell office:value-type="float" office:value="0.448225274136524" calcext:value-type="float">
            <text:p>0.45</text:p>
          </table:table-cell>
          <table:table-cell office:value-type="string" calcext:value-type="string">
            <text:p><text:s text:c="5"/>56 <text:s/>90ABC EFG IJKL NO <text:s text:c="2"/>ST <text:s/>WX <text:s text:c="4"/>d <text:s/>g <text:s text:c="5"/>n <text:s/>q <text:s text:c="49"/></text:p>
          </table:table-cell>
          <table:table-cell table:style-name="ce6" table:formula="of:=([.D37]-[.D33])/[.D33]" office:value-type="percentage" office:value="-0.0107759135614543" calcext:value-type="percentage">
            <text:p>-1.1%</text:p>
          </table:table-cell>
          <table:table-cell table:style-name="ce6" table:formula="of:=([.D37]-[.D$7])/[.D$7]" office:value-type="percentage" office:value="-0.0577936774643163" calcext:value-type="percentage">
            <text:p>-5.8%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float" office:value="0.405794486595997" calcext:value-type="float">
            <text:p>0.41</text:p>
          </table:table-cell>
          <table:table-cell office:value-type="float" office:value="0.0184970748736076" calcext:value-type="float">
            <text:p>0.02</text:p>
          </table:table-cell>
          <table:table-cell office:value-type="float" office:value="68.1414161307444" calcext:value-type="float">
            <text:p>68.14</text:p>
          </table:table-cell>
          <table:table-cell office:value-type="float" office:value="0.368885535326691" calcext:value-type="float">
            <text:p>0.37</text:p>
          </table:table-cell>
          <table:table-cell office:value-type="float" office:value="0.442703437865302" calcext:value-type="float">
            <text:p>0.44</text:p>
          </table:table-cell>
          <table:table-cell office:value-type="string" calcext:value-type="string">
            <text:p><text:s/>1234567890ABCDEFGHIJKLMNOPQRSTUVWXYZ <text:s text:c="66"/></text:p>
          </table:table-cell>
          <table:table-cell table:style-name="ce4" office:value-type="string" calcext:value-type="string">
            <text:p>NA</text:p>
          </table:table-cell>
          <table:table-cell table:style-name="ce4" table:formula="of:=([.D38]-[.D$2])/[.D$2]" office:value-type="percentage" office:value="-0.221166942369245" calcext:value-type="percentage">
            <text:p>-22.1%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float" office:value="0.409269191258645" calcext:value-type="float">
            <text:p>0.41</text:p>
          </table:table-cell>
          <table:table-cell office:value-type="float" office:value="0.0104336721310963" calcext:value-type="float">
            <text:p>0.01</text:p>
          </table:table-cell>
          <table:table-cell office:value-type="float" office:value="15.1126088176538" calcext:value-type="float">
            <text:p>15.11</text:p>
          </table:table-cell>
          <table:table-cell office:value-type="float" office:value="0.387044769572484" calcext:value-type="float">
            <text:p>0.39</text:p>
          </table:table-cell>
          <table:table-cell office:value-type="float" office:value="0.431493612944806" calcext:value-type="float">
            <text:p>0.43</text:p>
          </table:table-cell>
          <table:table-cell office:value-type="string" calcext:value-type="string">
            <text:p><text:s text:c="4"/>456 890 <text:s/>CDEFGH <text:s/>K <text:s text:c="2"/>O <text:s text:c="2"/>S <text:s text:c="3"/>X <text:s text:c="68"/></text:p>
          </table:table-cell>
          <table:table-cell table:style-name="ce5" office:value-type="string" calcext:value-type="string">
            <text:p>NA</text:p>
          </table:table-cell>
          <table:table-cell table:style-name="ce5" table:formula="of:=([.D39]-[.D$3])/[.D$3]" office:value-type="percentage" office:value="-0.089481768269157" calcext:value-type="percentage">
            <text:p>-8.9%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float" office:value="0.38825353536165" calcext:value-type="float">
            <text:p>0.39</text:p>
          </table:table-cell>
          <table:table-cell office:value-type="float" office:value="0.0220042908639397" calcext:value-type="float">
            <text:p>0.02</text:p>
          </table:table-cell>
          <table:table-cell office:value-type="float" office:value="96.1808997030794" calcext:value-type="float">
            <text:p>96.18</text:p>
          </table:table-cell>
          <table:table-cell office:value-type="float" office:value="0.344576411600744" calcext:value-type="float">
            <text:p>0.34</text:p>
          </table:table-cell>
          <table:table-cell office:value-type="float" office:value="0.431930659122556" calcext:value-type="float">
            <text:p>0.43</text:p>
          </table:table-cell>
          <table:table-cell office:value-type="string" calcext:value-type="string">
            <text:p><text:s/>1234567890ABCDEFGHIJKLMNOPQR <text:s text:c="74"/></text:p>
          </table:table-cell>
          <table:table-cell table:style-name="ce5" table:formula="of:=([.D40]-[.D38])/[.D38]" office:value-type="percentage" office:value="-0.0432261940803807" calcext:value-type="percentage">
            <text:p>-4.3%</text:p>
          </table:table-cell>
          <table:table-cell table:style-name="ce5" table:formula="of:=([.D40]-[.D$4])/[.D$4]" office:value-type="percentage" office:value="-0.266767728419488" calcext:value-type="percentage">
            <text:p>-26.7%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float" office:value="0.391728240024298" calcext:value-type="float">
            <text:p>0.39</text:p>
          </table:table-cell>
          <table:table-cell office:value-type="float" office:value="0.00971720775974495" calcext:value-type="float">
            <text:p>0.01</text:p>
          </table:table-cell>
          <table:table-cell office:value-type="float" office:value="12.7796013536906" calcext:value-type="float">
            <text:p>12.78</text:p>
          </table:table-cell>
          <table:table-cell office:value-type="float" office:value="0.37069862665926" calcext:value-type="float">
            <text:p>0.37</text:p>
          </table:table-cell>
          <table:table-cell office:value-type="float" office:value="0.412757853389336" calcext:value-type="float">
            <text:p>0.41</text:p>
          </table:table-cell>
          <table:table-cell office:value-type="string" calcext:value-type="string">
            <text:p><text:s text:c="3"/>345 789 <text:s text:c="2"/>CD F H <text:s text:c="84"/></text:p>
          </table:table-cell>
          <table:table-cell table:style-name="ce5" table:formula="of:=([.D41]-[.D39])/[.D39]" office:value-type="percentage" office:value="-0.0428592027179043" calcext:value-type="percentage">
            <text:p>-4.3%</text:p>
          </table:table-cell>
          <table:table-cell table:style-name="ce5" table:formula="of:=([.D41]-[.D$5])/[.D$5]" office:value-type="percentage" office:value="-0.144644294973467" calcext:value-type="percentage">
            <text:p>-14.5%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float" office:value="0.412521579346473" calcext:value-type="float">
            <text:p>0.41</text:p>
          </table:table-cell>
          <table:table-cell office:value-type="float" office:value="0.0215821251846733" calcext:value-type="float">
            <text:p>0.02</text:p>
          </table:table-cell>
          <table:table-cell office:value-type="float" office:value="113.878202504787" calcext:value-type="float">
            <text:p>113.88</text:p>
          </table:table-cell>
          <table:table-cell office:value-type="float" office:value="0.369767065086451" calcext:value-type="float">
            <text:p>0.37</text:p>
          </table:table-cell>
          <table:table-cell office:value-type="float" office:value="0.455276093606495" calcext:value-type="float">
            <text:p>0.46</text:p>
          </table:table-cell>
          <table:table-cell office:value-type="string" calcext:value-type="string">
            <text:p><text:s/>1234567890ABCDEFGHIJKLMNOPQRSTUVWXYZabcdefghijklmnopqrstuv <text:s text:c="44"/></text:p>
          </table:table-cell>
          <table:table-cell table:style-name="ce5" table:formula="of:=([.D42]-[.D38])/[.D38]" office:value-type="percentage" office:value="0.0165775853854155" calcext:value-type="percentage">
            <text:p>1.7%</text:p>
          </table:table-cell>
          <table:table-cell table:style-name="ce5" table:formula="of:=([.D42]-[.D$6])/[.D$6]" office:value-type="percentage" office:value="-0.21166012121422" calcext:value-type="percentage">
            <text:p>-21.2%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float" office:value="0.415996284009121" calcext:value-type="float">
            <text:p>0.42</text:p>
          </table:table-cell>
          <table:table-cell office:value-type="float" office:value="0.0106902920362798" calcext:value-type="float">
            <text:p>0.01</text:p>
          </table:table-cell>
          <table:table-cell office:value-type="float" office:value="16.6319368589084" calcext:value-type="float">
            <text:p>16.63</text:p>
          </table:table-cell>
          <table:table-cell office:value-type="float" office:value="0.393403657518081" calcext:value-type="float">
            <text:p>0.39</text:p>
          </table:table-cell>
          <table:table-cell office:value-type="float" office:value="0.438588910500161" calcext:value-type="float">
            <text:p>0.44</text:p>
          </table:table-cell>
          <table:table-cell office:value-type="string" calcext:value-type="string">
            <text:p><text:s text:c="4"/>456 890ABCDEFGHIJKL NO <text:s text:c="2"/>ST <text:s/>WX <text:s text:c="68"/></text:p>
          </table:table-cell>
          <table:table-cell table:style-name="ce6" table:formula="of:=([.D43]-[.D39])/[.D39]" office:value-type="percentage" office:value="0.0164368413116752" calcext:value-type="percentage">
            <text:p>1.6%</text:p>
          </table:table-cell>
          <table:table-cell table:style-name="ce6" table:formula="of:=([.D43]-[.D$7])/[.D$7]" office:value-type="percentage" office:value="-0.079125318245776" calcext:value-type="percentage">
            <text:p>-7.9%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office:value-type="float" office:value="0.377889434275197" calcext:value-type="float">
            <text:p>0.38</text:p>
          </table:table-cell>
          <table:table-cell office:value-type="float" office:value="0.0213876857214007" calcext:value-type="float">
            <text:p>0.02</text:p>
          </table:table-cell>
          <table:table-cell office:value-type="float" office:value="110.660476081685" calcext:value-type="float">
            <text:p>110.66</text:p>
          </table:table-cell>
          <table:table-cell office:value-type="float" office:value="0.335506874320278" calcext:value-type="float">
            <text:p>0.34</text:p>
          </table:table-cell>
          <table:table-cell office:value-type="float" office:value="0.420271994230117" calcext:value-type="float">
            <text:p>0.42</text:p>
          </table:table-cell>
          <table:table-cell office:value-type="string" calcext:value-type="string">
            <text:p><text:s/>1234567890ABCDEFGHIJ <text:s text:c="82"/></text:p>
          </table:table-cell>
          <table:table-cell table:style-name="ce4" office:value-type="string" calcext:value-type="string">
            <text:p>NA</text:p>
          </table:table-cell>
          <table:table-cell table:style-name="ce4" table:formula="of:=([.D44]-[.D$2])/[.D$2]" office:value-type="percentage" office:value="-0.274724538493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float" office:value="0.372019191258645" calcext:value-type="float">
            <text:p>0.37</text:p>
          </table:table-cell>
          <table:table-cell office:value-type="float" office:value="0.0104336721310963" calcext:value-type="float">
            <text:p>0.01</text:p>
          </table:table-cell>
          <table:table-cell office:value-type="float" office:value="15.1126088176538" calcext:value-type="float">
            <text:p>15.11</text:p>
          </table:table-cell>
          <table:table-cell office:value-type="float" office:value="0.349794769572484" calcext:value-type="float">
            <text:p>0.35</text:p>
          </table:table-cell>
          <table:table-cell office:value-type="float" office:value="0.394243612944806" calcext:value-type="float">
            <text:p>0.39</text:p>
          </table:table-cell>
          <table:table-cell office:value-type="string" calcext:value-type="string">
            <text:p><text:s/>1234 <text:s/>78 <text:s text:c="94"/></text:p>
          </table:table-cell>
          <table:table-cell table:style-name="ce5" office:value-type="string" calcext:value-type="string">
            <text:p>NA</text:p>
          </table:table-cell>
          <table:table-cell table:style-name="ce5" table:formula="of:=([.D45]-[.D$3])/[.D$3]" office:value-type="percentage" office:value="-0.172353396176618" calcext:value-type="percentage">
            <text:p>-17.2%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office:value-type="float" office:value="0.3471057489545" calcext:value-type="float">
            <text:p>0.35</text:p>
          </table:table-cell>
          <table:table-cell office:value-type="float" office:value="0.024378618337307" calcext:value-type="float">
            <text:p>0.02</text:p>
          </table:table-cell>
          <table:table-cell office:value-type="float" office:value="139.625535370327" calcext:value-type="float">
            <text:p>139.63</text:p>
          </table:table-cell>
          <table:table-cell office:value-type="float" office:value="0.298906783974074" calcext:value-type="float">
            <text:p>0.30</text:p>
          </table:table-cell>
          <table:table-cell office:value-type="float" office:value="0.395304713934926" calcext:value-type="float">
            <text:p>0.40</text:p>
          </table:table-cell>
          <table:table-cell office:value-type="string" calcext:value-type="string">
            <text:p><text:s/>1234567890AB <text:s text:c="90"/></text:p>
          </table:table-cell>
          <table:table-cell table:style-name="ce5" table:formula="of:=([.D46]-[.D44])/[.D44]" office:value-type="percentage" office:value="-0.0814621487889468" calcext:value-type="percentage">
            <text:p>-8.1%</text:p>
          </table:table-cell>
          <table:table-cell table:style-name="ce5" table:formula="of:=([.D46]-[.D$4])/[.D$4]" office:value-type="percentage" office:value="-0.344476962592258" calcext:value-type="percentage">
            <text:p>-34.4%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float" office:value="0.341235505937948" calcext:value-type="float">
            <text:p>0.34</text:p>
          </table:table-cell>
          <table:table-cell office:value-type="float" office:value="0.00996193931527865" calcext:value-type="float">
            <text:p>0.01</text:p>
          </table:table-cell>
          <table:table-cell office:value-type="float" office:value="13.8103277669144" calcext:value-type="float">
            <text:p>13.81</text:p>
          </table:table-cell>
          <table:table-cell office:value-type="float" office:value="0.319841708268127" calcext:value-type="float">
            <text:p>0.32</text:p>
          </table:table-cell>
          <table:table-cell office:value-type="float" office:value="0.362629303607769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style-name="ce5" table:formula="of:=([.D47]-[.D45])/[.D45]" office:value-type="percentage" office:value="-0.0827475733618665" calcext:value-type="percentage">
            <text:p>-8.3%</text:p>
          </table:table-cell>
          <table:table-cell table:style-name="ce5" table:formula="of:=([.D47]-[.D$5])/[.D$5]" office:value-type="percentage" office:value="-0.25489738308493" calcext:value-type="percentage">
            <text:p>-25.5%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office:value-type="float" office:value="0.358139254298401" calcext:value-type="float">
            <text:p>0.36</text:p>
          </table:table-cell>
          <table:table-cell office:value-type="float" office:value="0.0241055895825942" calcext:value-type="float">
            <text:p>0.02</text:p>
          </table:table-cell>
          <table:table-cell office:value-type="float" office:value="154.871806086037" calcext:value-type="float">
            <text:p>154.87</text:p>
          </table:table-cell>
          <table:table-cell office:value-type="float" office:value="0.310521072735479" calcext:value-type="float">
            <text:p>0.31</text:p>
          </table:table-cell>
          <table:table-cell office:value-type="float" office:value="0.405757435861323" calcext:value-type="float">
            <text:p>0.41</text:p>
          </table:table-cell>
          <table:table-cell office:value-type="string" calcext:value-type="string">
            <text:p><text:s/>1234567890ABCDEFGHIJ <text:s text:c="82"/></text:p>
          </table:table-cell>
          <table:table-cell table:style-name="ce5" table:formula="of:=([.D48]-[.D44])/[.D44]" office:value-type="percentage" office:value="-0.0522644408269245" calcext:value-type="percentage">
            <text:p>-5.2%</text:p>
          </table:table-cell>
          <table:table-cell table:style-name="ce5" table:formula="of:=([.D48]-[.D$6])/[.D$6]" office:value-type="percentage" office:value="-0.31558621304293" calcext:value-type="percentage">
            <text:p>-31.6%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float" office:value="0.352269011281848" calcext:value-type="float">
            <text:p>0.35</text:p>
          </table:table-cell>
          <table:table-cell office:value-type="float" office:value="0.0106902920362797" calcext:value-type="float">
            <text:p>0.01</text:p>
          </table:table-cell>
          <table:table-cell office:value-type="float" office:value="16.6319368589084" calcext:value-type="float">
            <text:p>16.63</text:p>
          </table:table-cell>
          <table:table-cell office:value-type="float" office:value="0.329676384790809" calcext:value-type="float">
            <text:p>0.33</text:p>
          </table:table-cell>
          <table:table-cell office:value-type="float" office:value="0.374861637772888" calcext:value-type="float">
            <text:p>0.37</text:p>
          </table:table-cell>
          <table:table-cell office:value-type="string" calcext:value-type="string">
            <text:p><text:s/>123 <text:s text:c="2"/>7 <text:s text:c="95"/></text:p>
          </table:table-cell>
          <table:table-cell table:style-name="ce6" table:formula="of:=([.D49]-[.D45])/[.D45]" office:value-type="percentage" office:value="-0.0530891428207685" calcext:value-type="percentage">
            <text:p>-5.3%</text:p>
          </table:table-cell>
          <table:table-cell table:style-name="ce6" table:formula="of:=([.D49]-[.D$7])/[.D$7]" office:value-type="percentage" office:value="-0.220195886055236" calcext:value-type="percentage">
            <text:p>-22.0%</text:p>
          </table:table-cell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4" office:value-type="string" calcext:value-type="string">
            <text:p>NA</text:p>
          </table:table-cell>
          <table:table-cell table:style-name="ce4" table:formula="of:=([.D50]-[.D$2])/[.D$2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float" office:value="0.404352524591978" calcext:value-type="float">
            <text:p>0.40</text:p>
          </table:table-cell>
          <table:table-cell office:value-type="float" office:value="0.0104336721310963" calcext:value-type="float">
            <text:p>0.01</text:p>
          </table:table-cell>
          <table:table-cell office:value-type="float" office:value="15.1126088176537" calcext:value-type="float">
            <text:p>15.11</text:p>
          </table:table-cell>
          <table:table-cell office:value-type="float" office:value="0.382128102905818" calcext:value-type="float">
            <text:p>0.38</text:p>
          </table:table-cell>
          <table:table-cell office:value-type="float" office:value="0.426576946278139" calcext:value-type="float">
            <text:p>0.43</text:p>
          </table:table-cell>
          <table:table-cell office:value-type="string" calcext:value-type="string">
            <text:p><text:s text:c="4"/>456 890 <text:s/>CDEFGH <text:s/>K <text:s text:c="2"/>O <text:s text:c="2"/>S <text:s text:c="3"/>X <text:s text:c="68"/></text:p>
          </table:table-cell>
          <table:table-cell table:style-name="ce5" office:value-type="string" calcext:value-type="string">
            <text:p>NA</text:p>
          </table:table-cell>
          <table:table-cell table:style-name="ce5" table:formula="of:=([.D51]-[.D$3])/[.D$3]" office:value-type="percentage" office:value="-0.10042008157238" calcext:value-type="percentage">
            <text:p>-10.0%</text:p>
          </table:table-cell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5" table:formula="of:=([.D52]-[.D50])/[.D50]" office:value-type="string" office:string-value="" calcext:value-type="error">
            <text:p>#VALUE!</text:p>
          </table:table-cell>
          <table:table-cell table:style-name="ce5" table:formula="of:=([.D52]-[.D$4])/[.D$4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float" office:value="0.341375539020293" calcext:value-type="float">
            <text:p>0.34</text:p>
          </table:table-cell>
          <table:table-cell office:value-type="float" office:value="0.0102709609662027" calcext:value-type="float">
            <text:p>0.01</text:p>
          </table:table-cell>
          <table:table-cell office:value-type="float" office:value="15.0343136111214" calcext:value-type="float">
            <text:p>15.03</text:p>
          </table:table-cell>
          <table:table-cell office:value-type="float" office:value="0.319487854966574" calcext:value-type="float">
            <text:p>0.32</text:p>
          </table:table-cell>
          <table:table-cell office:value-type="float" office:value="0.363263223074012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style-name="ce5" table:formula="of:=([.D53]-[.D51])/[.D51]" office:value-type="percentage" office:value="-0.155747724427425" calcext:value-type="percentage">
            <text:p>-15.6%</text:p>
          </table:table-cell>
          <table:table-cell table:style-name="ce5" table:formula="of:=([.D53]-[.D$5])/[.D$5]" office:value-type="percentage" office:value="-0.254591614739332" calcext:value-type="percentage">
            <text:p>-25.5%</text:p>
          </table:table-cell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5" table:formula="of:=([.D54]-[.D50])/[.D50]" office:value-type="string" office:string-value="" calcext:value-type="error">
            <text:p>#VALUE!</text:p>
          </table:table-cell>
          <table:table-cell table:style-name="ce5" table:formula="of:=([.D54]-[.D$6])/[.D$6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float" office:value="0.379814465827303" calcext:value-type="float">
            <text:p>0.38</text:p>
          </table:table-cell>
          <table:table-cell office:value-type="float" office:value="0.0106902920362797" calcext:value-type="float">
            <text:p>0.01</text:p>
          </table:table-cell>
          <table:table-cell office:value-type="float" office:value="16.6319368589084" calcext:value-type="float">
            <text:p>16.63</text:p>
          </table:table-cell>
          <table:table-cell office:value-type="float" office:value="0.357221839336263" calcext:value-type="float">
            <text:p>0.36</text:p>
          </table:table-cell>
          <table:table-cell office:value-type="float" office:value="0.402407092318343" calcext:value-type="float">
            <text:p>0.40</text:p>
          </table:table-cell>
          <table:table-cell office:value-type="string" calcext:value-type="string">
            <text:p><text:s/>1234 <text:s/>78 <text:s text:c="4"/>D <text:s text:c="2"/>H <text:s text:c="84"/></text:p>
          </table:table-cell>
          <table:table-cell table:style-name="ce6" table:formula="of:=([.D55]-[.D51])/[.D51]" office:value-type="percentage" office:value="-0.0606848165210189" calcext:value-type="percentage">
            <text:p>-6.1%</text:p>
          </table:table-cell>
          <table:table-cell table:style-name="ce6" table:formula="of:=([.D55]-[.D$7])/[.D$7]" office:value-type="percentage" office:value="-0.159219592123329" calcext:value-type="percentage">
            <text:p>-15.9%</text:p>
          </table:table-cell>
        </table:table-row>
        <table:table-row table:style-name="ro2" table:number-rows-repeated="104852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Multicomp_OfavYII_H.C1:Multicomp_OfavYII_H.C55" table:display-filter-buttons="true">
          <table:filter>
            <table:filter-and>
              <table:filter-condition table:field-number="0" table:value="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5T20:59:38.921886380</dc:date>
    <meta:editing-duration>PT8H1M8S</meta:editing-duration>
    <meta:editing-cycles>3</meta:editing-cycles>
    <meta:document-statistic meta:table-count="1" meta:cell-count="602" meta:object-count="0"/>
  </office:meta>
</office:document-meta>
</file>